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7b0" officeooo:paragraph-rsid="000e37b0"/>
    </style:style>
    <style:style style:name="T1" style:family="text">
      <style:text-properties officeooo:rsid="000efe32"/>
    </style:style>
    <style:style style:name="T2" style:family="text">
      <style:text-properties officeooo:rsid="00106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text:span text:style-name="T2">W</text:span>e as the pion<text:span text:style-name="T1">e</text:span>er of “the barber on the move” has see the gap on the market with this pandemic of <text:span text:style-name="T1">C</text:span>ovid 19 and decide to bring the service provider closer to the clients by offering more person<text:span text:style-name="T1">a</text:span>lise services at affordable price.</text:p>
      <text:p text:style-name="P1"/>
      <text:p text:style-name="P1">In this case our research was mo<text:span text:style-name="T1">st</text:span>ly base on male gender but can also includes females. The barber shop is dominated by male, offering services for skin, hair, and nails The range of service can be as a package or single treatment.</text:p>
      <text:p text:style-name="P1"/>
      <text:p text:style-name="P1">The technical feas<text:span text:style-name="T1">i</text:span>bility was also assessed in the way that its more convenient for customer to not leave the conform of their home and receive the same service privately. <text:span text:style-name="T2">Here is the link how our design look like “</text:span><text:a xlink:type="simple" xlink:href="https://www.figma.com/file/qkGWieaiorQ7dDeZXMsNjZ/Barber-on-the-move?node-id=13%3A541" text:style-name="Internet_20_link" text:visited-style-name="Visited_20_Internet_20_Link"><text:span text:style-name="T2">https://www.figma.com/file/qkGWieaiorQ7dDeZXMsNjZ/Barber-on-the-move?node-id=13%3A541</text:span></text:a><text:span text:style-name="T2">”.</text:span></text:p>
      <text:p text:style-name="P1">The new way of rendering this type of services is also more practical for any service provider to person<text:span text:style-name="T1">a</text:span>li<text:span text:style-name="T1">se their customers and have a clientele base according to their services and pr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07:02:50.227000000</meta:creation-date>
    <dc:date>2021-11-05T06:57:40.771000000</dc:date>
    <meta:editing-duration>P3DT23H44M20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4" meta:word-count="155" meta:character-count="952" meta:non-whitespace-character-count="801"/>
  </office:meta>
</office:document-meta>
</file>